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e80" officeooo:paragraph-rsid="0008ae80"/>
    </style:style>
    <style:style style:name="P2" style:family="paragraph" style:parent-style-name="Standard">
      <style:text-properties officeooo:rsid="0009da89" officeooo:paragraph-rsid="0008ae80"/>
    </style:style>
    <style:style style:name="P3" style:family="paragraph" style:parent-style-name="Standard">
      <style:text-properties officeooo:rsid="0009da89" officeooo:paragraph-rsid="0009da89"/>
    </style:style>
    <style:style style:name="T1" style:family="text">
      <style:text-properties officeooo:rsid="0009da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envolva o frontend de uma aplicação web para um serviço de creche e hotel para pets, seguindo as especificações abaixo:</text:p>
      <text:p text:style-name="P2"/>
      <text:p text:style-name="P2">1. Estrutura do Projeto <text:s/></text:p>
      <text:p text:style-name="P2"><text:s text:c="3"/>- Utilize HTML, CSS e JavaScript puro (sem frameworks de frontend como React, Angular, Vue). <text:s/></text:p>
      <text:p text:style-name="P2"><text:s text:c="3"/>- Para cada página HTML criada em frontend/templates/, crie um arquivo CSS correspondente em frontend/static/src/css/ (ex: index.html e index.css). <text:s/></text:p>
      <text:p text:style-name="P2"><text:s text:c="3"/>- Evite ao máximo qualquer formatação inline ou no próprio arquivo HTML; concentre toda a estilização nos arquivos CSS, utilizando classes do Bootstrap 5 sempre que possível. <text:s/></text:p>
      <text:p text:style-name="P2"><text:s text:c="3"/>- Importe o Bootstrap 5 diretamente do CDN (versão online). <text:s/></text:p>
      <text:p text:style-name="P2"><text:s text:c="3"/>- Importe o JavaScript do Bootstrap também via CDN e utilize JS puro para interações dinâmicas.</text:p>
      <text:p text:style-name="P2"/>
      <text:p text:style-name="P2">2. Template Base <text:s/></text:p>
      <text:p text:style-name="P2"><text:s text:c="3"/>- Crie um arquivo base.html contendo todos os elementos repetitivos (cabecalho, rodapé, menus, imports globais etc.). <text:s/></text:p>
      <text:p text:style-name="P2"><text:s text:c="3"/>- Nas páginas secundárias, utilize o template base.html como base/inclusão dos componentes comuns.</text:p>
      <text:p text:style-name="P2"/>
      <text:p text:style-name="P2">3. Integração com Backend <text:s/></text:p>
      <text:p text:style-name="P2"><text:s text:c="3"/>- O frontend deve se comunicar com o backend via requisições HTTP em JSON, consumindo as rotas REST já implementadas (NÃO criar novas rotas HTML). <text:s/></text:p>
      <text:p text:style-name="P2"><text:s text:c="3"/>- Implemente chamadas AJAX/Fetch para todas as interações com dados (listar pets, cadastrar reservas, etc). <text:s/></text:p>
      <text:p text:style-name="P2"><text:s text:c="3"/>- Assegure que os dados recebidos e enviados estejam no formato JSON, conforme as especificações do backend.</text:p>
      <text:p text:style-name="P2"/>
      <text:p text:style-name="P2">4. Design e Layout <text:s/></text:p>
      <text:p text:style-name="P2"><text:s text:c="3"/>- Siga a inspiração do wireframe disponível em: <text:s/></text:p>
      <text:p text:style-name="P2"><text:s text:c="5"/>https://www.figma.com/design/suvykbsO9TJkL7WRXioXg0/VivaPet---Landing-Page--Wireframe-?node-id=9-180&amp;p=f&amp;t=tjwybzZwqZDFXNwA-0 <text:s/></text:p>
      <text:p text:style-name="P2"><text:s text:c="3"/>- Foque na responsividade e usabilidade mobile-first, aproveitando a estrutura do Bootstrap. <text:s/></text:p>
      <text:p text:style-name="P2"><text:s text:c="3"/>- Procure manter o visual clean, profissional e de fácil navegação, adequado para tutores de pets.</text:p>
      <text:p text:style-name="P2"/>
      <text:p text:style-name="P2">5. Requisitos Técnicos e Boas Práticas <text:s/></text:p>
      <text:p text:style-name="P2"><text:s text:c="3"/>- Certifique-se que todas as páginas funcionem corretamente em navegadores modernos. <text:s/></text:p>
      <text:p text:style-name="P2"><text:s text:c="3"/>- Organize o código de forma limpa e modular, comentando trechos importantes quando necessário. <text:s/></text:p>
      <text:p text:style-name="P2"><text:s text:c="3"/>- Documente o fluxo principal de navegação e consumo de API em um arquivo README.</text:p>
      <text:p text:style-name="P2"/>
      <text:p text:style-name="P2">6. Entregáveis <text:s/></text:p>
      <text:p text:style-name="P2"><text:s text:c="3"/>- Estrutura de diretórios e arquivos conforme descrito. <text:s/></text:p>
      <text:p text:style-name="P2"><text:s text:c="3"/>- Código-fonte de todas as páginas HTML e CSS. <text:s/></text:p>
      <text:p text:style-name="P2"><text:s text:c="3"/>- Scripts JavaScript para consumo do backend (fetch/AJAX).</text:p>
      <text:p text:style-name="P2"><text:s text:c="3"/>- README explicando como rodar o frontend e realizar a integração local com o backend.</text:p>
      <text:p text:style-name="P2"/>
      <text:p text:style-name="P2">Critérios de qualidade: <text:s/></text:p>
      <text:p text:style-name="P2">- Layout e elementos compatíveis com o Figma de referência <text:s/></text:p>
      <text:p text:style-name="P2">- Separação clara entre estrutura HTML, estilização (CSS/Bootstrap) e lógica (JavaScript) <text:s/></text:p>
      <text:p text:style-name="P2">- Correta integração via JSON com backend <text:s/></text:p>
      <text:p text:style-name="P2">- Código limpo, organizado e documentado <text:s/></text:p>
      <text:p text:style-name="P2">- Responsividade e boa experiência de usuário em desktop e mobile</text:p>
      <text:p text:style-name="P2"/>
      <text:p text:style-name="P2"><text:soft-page-break/># app/api/routes/home_routes.py</text:p>
      <text:p text:style-name="P2">from flask import Blueprint, jsonify</text:p>
      <text:p text:style-name="P2"/>
      <text:p text:style-name="P2">home_bp = Blueprint('home', __name__)</text:p>
      <text:p text:style-name="P2"/>
      <text:p text:style-name="P2">@home_bp.route('/')</text:p>
      <text:p text:style-name="P2">def index():</text:p>
      <text:p text:style-name="P2"><text:s text:c="4"/>return jsonify({</text:p>
      <text:p text:style-name="P2"><text:s text:c="8"/>'message': 'Bem-vindo à API VivaPet',</text:p>
      <text:p text:style-name="P2"><text:s text:c="8"/>'version': '1.0',</text:p>
      <text:p text:style-name="P2"><text:s text:c="8"/>'status': 'online',</text:p>
      <text:p text:style-name="P2"><text:s text:c="8"/>'documentation': '/api/docs' <text:s/># Se você tiver documentação</text:p>
      <text:p text:style-name="P2"><text:s text:c="4"/>}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08:06:42.821553733</meta:creation-date>
    <dc:date>2025-05-10T08:51:22.890444164</dc:date>
    <meta:editing-duration>PT23M51S</meta:editing-duration>
    <meta:editing-cycles>1</meta:editing-cycles>
    <meta:document-statistic meta:table-count="0" meta:image-count="0" meta:object-count="0" meta:page-count="2" meta:paragraph-count="45" meta:word-count="416" meta:character-count="3021" meta:non-whitespace-character-count="2496"/>
    <meta:generator>LibreOffice/24.2.7.2$Linux_X86_64 LibreOffice_project/420$Build-2</meta:generator>
  </office:meta>
</office:document-meta>
</file>